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9.99mm" table:align="left"/>
    </style:style>
    <style:style style:name="Tableau1.A" style:family="table-column">
      <style:table-column-properties style:column-width="19.58mm"/>
    </style:style>
    <style:style style:name="Tableau1.B" style:family="table-column">
      <style:table-column-properties style:column-width="14.41mm"/>
    </style:style>
    <style:style style:name="Tableau1.C" style:family="table-column">
      <style:table-column-properties style:column-width="95.83mm"/>
    </style:style>
    <style:style style:name="Tableau1.D" style:family="table-column">
      <style:table-column-properties style:column-width="40.16mm"/>
    </style:style>
    <style:style style:name="Tableau1.A1" style:family="table-cell">
      <style:table-cell-properties style:vertical-align="middle" fo:padding="0.49mm" fo:border="none"/>
    </style:style>
    <style:style style:name="P1" style:family="paragraph" style:parent-style-name="Standard" style:list-style-name="L1"/>
    <style:style style:name="P2" style:family="paragraph" style:parent-style-name="Table_20_Heading">
      <style:text-properties fo:font-size="12pt" style:font-size-asian="12pt" style:font-size-complex="12pt"/>
    </style:style>
    <style:style style:name="T1" style:family="text">
      <style:text-properties fo:language="fr" fo:country="F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Extension TVA</text:p>
      <text:p text:style-name="Standard"/>
      <text:h text:style-name="Heading_20_1" text:outline-level="1">Le paramètrage</text:h>
      <text:p text:style-name="Standard"/>
      <text:p text:style-name="Standard">Dans le menu, paramètre <text:span text:style-name="T1">→ TVA, vous devriez avoir ces valeurs, les postes comptables manquants doivent être ajoutée dans paramètre → Plan Comptable.</text:span></text:p>
      <text:p text:style-name="Standard"><text:span text:style-name="T1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Heading">Label </text:p>
          </table:table-cell>
          <table:table-cell table:style-name="Tableau1.A1" office:value-type="string">
            <text:p text:style-name="Table_20_Heading">Taux</text:p>
          </table:table-cell>
          <table:table-cell table:style-name="Tableau1.A1" office:value-type="string">
            <text:p text:style-name="P2">Commentaire</text:p>
          </table:table-cell>
          <table:table-cell table:style-name="Tableau1.A1" office:value-type="string">
            <text:p text:style-name="Table_20_Heading"><text:s/>Poste</text:p>
          </table:table-cell>
        </table:table-row>
        <table:table-row>
          <table:table-cell table:style-name="Tableau1.A1" office:value-type="string">
            <text:p text:style-name="Table_20_Contents">0% </text:p>
          </table:table-cell>
          <table:table-cell table:style-name="Tableau1.A1" office:value-type="string">
            <text:p text:style-name="Table_20_Contents">0.0000 </text:p>
          </table:table-cell>
          <table:table-cell table:style-name="Tableau1.A1" office:value-type="string">
            <text:p text:style-name="Table_20_Contents">Aucune tva n'est applicable </text:p>
          </table:table-cell>
          <table:table-cell table:style-name="Tableau1.A1" office:value-type="string">
            <text:p text:style-name="Table_20_Contents">4114,4514 </text:p>
          </table:table-cell>
        </table:table-row>
        <table:table-row>
          <table:table-cell table:style-name="Tableau1.A1" office:value-type="string">
            <text:p text:style-name="Table_20_Contents">12% </text:p>
          </table:table-cell>
          <table:table-cell table:style-name="Tableau1.A1" office:value-type="string">
            <text:p text:style-name="Table_20_Contents">0.1200 </text:p>
          </table:table-cell>
          <table:table-cell table:style-name="Tableau1.A1" office:value-type="string">
            <text:p text:style-name="Table_20_Contents">Tva </text:p>
          </table:table-cell>
          <table:table-cell table:style-name="Tableau1.A1" office:value-type="string">
            <text:p text:style-name="Table_20_Contents">4112,4512 </text:p>
          </table:table-cell>
        </table:table-row>
        <table:table-row>
          <table:table-cell table:style-name="Tableau1.A1" office:value-type="string">
            <text:p text:style-name="Table_20_Contents">21% </text:p>
          </table:table-cell>
          <table:table-cell table:style-name="Tableau1.A1" office:value-type="string">
            <text:p text:style-name="Table_20_Contents">0.2100 </text:p>
          </table:table-cell>
          <table:table-cell table:style-name="Tableau1.A1" office:value-type="string">
            <text:p text:style-name="Table_20_Contents">Tva applicable à tout ce qui bien et service divers </text:p>
          </table:table-cell>
          <table:table-cell table:style-name="Tableau1.A1" office:value-type="string">
            <text:p text:style-name="Table_20_Contents">4111,4511</text:p>
          </table:table-cell>
        </table:table-row>
        <table:table-row>
          <table:table-cell table:style-name="Tableau1.A1" office:value-type="string">
            <text:p text:style-name="Table_20_Contents">6% </text:p>
          </table:table-cell>
          <table:table-cell table:style-name="Tableau1.A1" office:value-type="string">
            <text:p text:style-name="Table_20_Contents">0.0600 </text:p>
          </table:table-cell>
          <table:table-cell table:style-name="Tableau1.A1" office:value-type="string">
            <text:p text:style-name="Table_20_Contents">Tva applicable aux journaux et livres </text:p>
          </table:table-cell>
          <table:table-cell table:style-name="Tableau1.A1" office:value-type="string">
            <text:p text:style-name="Table_20_Contents">4113,4513 </text:p>
          </table:table-cell>
        </table:table-row>
        <table:table-row>
          <table:table-cell table:style-name="Tableau1.A1" office:value-type="string">
            <text:p text:style-name="Table_20_Contents">ART44 </text:p>
          </table:table-cell>
          <table:table-cell table:style-name="Tableau1.A1" office:value-type="string">
            <text:p text:style-name="Table_20_Contents">0.0000 </text:p>
          </table:table-cell>
          <table:table-cell table:style-name="Tableau1.A1" office:value-type="string">
            <text:p text:style-name="Table_20_Contents">Opérations pour les opérations avec des assujettis à l'art 44 Code TVA </text:p>
          </table:table-cell>
          <table:table-cell table:style-name="Tableau1.A1" office:value-type="string">
            <text:p text:style-name="Table_20_Contents">41143,45143 </text:p>
          </table:table-cell>
        </table:table-row>
        <table:table-row>
          <table:table-cell table:style-name="Tableau1.A1" office:value-type="string">
            <text:p text:style-name="Table_20_Contents">COC </text:p>
          </table:table-cell>
          <table:table-cell table:style-name="Tableau1.A1" office:value-type="string">
            <text:p text:style-name="Table_20_Contents">0.0000 </text:p>
          </table:table-cell>
          <table:table-cell table:style-name="Tableau1.A1" office:value-type="string">
            <text:p text:style-name="Table_20_Contents">Opérations avec des cocontractants </text:p>
          </table:table-cell>
          <table:table-cell table:style-name="Tableau1.A1" office:value-type="string">
            <text:p text:style-name="Table_20_Contents">41144,45144 </text:p>
          </table:table-cell>
        </table:table-row>
        <table:table-row>
          <table:table-cell table:style-name="Tableau1.A1" office:value-type="string">
            <text:p text:style-name="Table_20_Contents">EXPORT </text:p>
          </table:table-cell>
          <table:table-cell table:style-name="Tableau1.A1" office:value-type="string">
            <text:p text:style-name="Table_20_Contents">0.0000 </text:p>
          </table:table-cell>
          <table:table-cell table:style-name="Tableau1.A1" office:value-type="string">
            <text:p text:style-name="Table_20_Contents">Tva pour les exportations </text:p>
          </table:table-cell>
          <table:table-cell table:style-name="Tableau1.A1" office:value-type="string">
            <text:p text:style-name="Table_20_Contents">41141,45144</text:p>
          </table:table-cell>
        </table:table-row>
        <table:table-row>
          <table:table-cell table:style-name="Tableau1.A1" office:value-type="string">
            <text:p text:style-name="Table_20_Contents">INTRA </text:p>
          </table:table-cell>
          <table:table-cell table:style-name="Tableau1.A1" office:value-type="string">
            <text:p text:style-name="Table_20_Contents">0.0000 </text:p>
          </table:table-cell>
          <table:table-cell table:style-name="Tableau1.A1" office:value-type="string">
            <text:p text:style-name="Table_20_Contents">Tva pour les livraisons / acquisition intra communautaires </text:p>
          </table:table-cell>
          <table:table-cell table:style-name="Tableau1.A1" office:value-type="string">
            <text:p text:style-name="Table_20_Contents">41142,45142</text:p>
          </table:table-cell>
        </table:table-row>
      </table:table>
      <text:p text:style-name="Standard"/>
      <text:p text:style-name="Standard">Il est évident que les opérations sont généralement repérées grâce au <text:s/>poste comptable pour la TVA, mais dans certains cas, on n'utilisera pas le poste comptable de la TVA, on donne le poste comptable utilisé, par exemple : biens d'investissement, marchandises à l'entrée... et pour lequel il y a effectivement une TVA.</text:p>
      <text:p text:style-name="Standard">Cas particulier: </text:p>
      <text:list xml:id="list1734876190" text:style-name="L1">
        <text:list-item>
          <text:p text:style-name="P1">Service et biens divers[82], il faut une opération avec TVA (grille 01,02 ou 03) et un compte 60</text:p>
        </text:list-item>
        <text:list-item>
          <text:p text:style-name="P1">bien d'investissement [83], il faut une opération avec une TVA à 21% et un poste comptable commençant par 22,23 ou 24</text:p>
        </text:list-item>
        <text:list-item>
          <text:p text:style-name="P1">Marchandise [81] poste comptable 61 et une opération avec TVA (grille 01,02 et 03) </text:p>
        </text:list-item>
        <text:list-item>
          <text:p text:style-name="P1">Grille 84, 85, 86 et 87 : on donne le poste comptable qui est utilisé pour le montant HTVA</text:p>
        </text:list-item>
        <text:list-item>
          <text:p text:style-name="P1">Grille 54 : somme des montants TVA pour les opérations avec un poste comptable de la grille 01, 02 ou 03</text:p>
        </text:list-item>
        <text:list-item>
          <text:p text:style-name="P1">Acquisition de biens intracommunautaire (avec grille 45), le montant de la TVA est de 21%, ce sera compté en déclaration et en déduction, et donc les montants s'annuleront</text:p>
        </text:list-item>
      </text:list>
      <text:p text:style-name="Standard"/>
      <text:h text:style-name="Heading_20_1" text:outline-level="1">Correspondance aux grilles de la déclaration TVA</text:h>
      <text:p text:style-name="Standard">0% <text:s/>correspond à la grille opérations pour les assujettis art 44 et la vente de certains biens (tabac, alcool) qui n'ouvrent aucun droit à la déduction</text:p>
      <text:p text:style-name="Standard">6% correspond à la grille 01</text:p>
      <text:p text:style-name="Standard">12% correspond à la grille 02</text:p>
      <text:p text:style-name="Standard">21% correspond à la grille 03</text:p>
      <text:p text:style-name="Standard">ART44 correspond à la grille 0 </text:p>
      <text:p text:style-name="Standard">INTRA correspond à la grille 44: prestation de service rendue à un assujetti ou une personne morale non assujettie, localisé dans un autre état membre.</text:p>
      <text:p text:style-name="Standard">COC correspond à la grille 45</text:p>
      <text:p text:style-name="Standard"><text:soft-page-break/>GRIL46 correspond à la grille 46, livraisons de biens à un assujetti d'un autre Etat Membre</text:p>
      <text:p text:style-name="Standard">EXPORT correspond à la grille 47 : prestations de services localisées dans un autre Etat Membre qui ouvrent le droit à la déduction. Prestation de service qui en vertu d'un critère de localisation dérogatoire ouvrent le droit à la déduction. Livraisons de biens localisées en Belgique et exemptée de la taxe en vertu des article 39 à 42 et 44bis du code de la TVA. (sauf article 39bis)</text:p>
      <text:p text:style-name="Standard"/>
      <text:p text:style-name="Standard">Voir le manuel PDF (625-notice.pd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31T12:59:19</meta:creation-date>
    <meta:generator>OpenOffice.org/3.0$Linux OpenOffice.org_project/300m15$Build-9379</meta:generator>
    <dc:date>2010-04-05T21:57:32</dc:date>
    <meta:editing-duration>PT03H15M54S</meta:editing-duration>
    <meta:editing-cycles>24</meta:editing-cycles>
    <meta:document-statistic meta:table-count="1" meta:image-count="0" meta:object-count="0" meta:page-count="2" meta:paragraph-count="58" meta:word-count="462" meta:character-count="2703"/>
    <meta:user-defined meta:name="Info 1"/>
    <meta:user-defined meta:name="Info 2"/>
    <meta:user-defined meta:name="Info 3"/>
    <meta:user-defined meta:name="Info 4"/>
  </office:meta>
</office:document-meta>
</file>